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A0000015429BFEB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umb keys</text:p>
          </draw:text-box>
        </draw:frame>
        <draw:frame draw:style-name="gr1" draw:text-style-name="P1" draw:layer="layout" svg:width="24.817cm" svg:height="8.995cm" svg:x="1.614cm" svg:y="3.367cm">
          <draw:image xlink:href="Pictures/10000001000003AA0000015429BFEB68.png" xlink:type="simple" xlink:show="embed" xlink:actuate="onLoad" draw:mime-type="image/png">
            <text:p/>
          </draw:image>
        </draw:frame>
        <draw:frame draw:style-name="gr2" draw:text-style-name="P2" draw:layer="layout" svg:width="1.497cm" svg:height="0.602cm" draw:transform="rotate (0.523598775598299) translate (16.653cm 10.311cm)">
          <draw:text-box>
            <text:p><text:span text:style-name="T1">Space</text:span></text:p>
          </draw:text-box>
        </draw:frame>
        <draw:frame draw:style-name="gr3" draw:text-style-name="P3" draw:layer="layout" svg:width="1.072cm" svg:height="0.953cm" draw:transform="rotate (0.523598775598299) translate (16.171cm 8.83cm)">
          <draw:text-box>
            <text:p text:style-name="P1"><text:span text:style-name="T1">L 3</text:span></text:p>
          </draw:text-box>
        </draw:frame>
        <draw:frame draw:style-name="gr2" draw:text-style-name="P2" draw:layer="layout" svg:width="1.497cm" svg:height="0.602cm" draw:transform="rotate (-0.523598775598299) translate (10.204cm 9.5cm)">
          <draw:text-box>
            <text:p><text:span text:style-name="T1">Space</text:span></text:p>
          </draw:text-box>
        </draw:frame>
        <draw:frame draw:style-name="gr2" draw:text-style-name="P2" draw:layer="layout" svg:width="1.497cm" svg:height="0.602cm" draw:transform="rotate (-0.523598775598299) translate (10.205cm 9.5cm)">
          <draw:text-box>
            <text:p><text:span text:style-name="T1">Space</text:span></text:p>
          </draw:text-box>
        </draw:frame>
        <draw:frame draw:style-name="gr4" draw:text-style-name="P2" draw:layer="layout" svg:width="1.309cm" svg:height="0.602cm" draw:transform="rotate (-0.523598775598299) translate (11cm 8.5cm)">
          <draw:text-box>
            <text:p><text:span text:style-name="T1">L 0</text:span></text:p>
          </draw:text-box>
        </draw:frame>
        <draw:frame draw:style-name="gr3" draw:text-style-name="P3" draw:layer="layout" svg:width="1.072cm" svg:height="0.953cm" draw:transform="rotate (-0.872664625997165) translate (12.817cm 9.465cm)">
          <draw:text-box>
            <text:p text:style-name="P1"><text:span text:style-name="T1">L 1</text:span></text:p>
          </draw:text-box>
        </draw:frame>
        <draw:frame draw:style-name="gr3" draw:text-style-name="P3" draw:layer="layout" svg:width="1.592cm" svg:height="0.953cm" draw:transform="rotate (-0.872664625997165) translate (11.63cm 10.4cm)">
          <draw:text-box>
            <text:p text:style-name="P1"><text:span text:style-name="T1">GUI</text:span></text:p>
          </draw:text-box>
        </draw:frame>
        <draw:frame draw:style-name="gr3" draw:text-style-name="P3" draw:layer="layout" svg:width="1.592cm" svg:height="0.953cm" draw:transform="rotate (0.872664625997165) translate (15.5cm 11.386cm)">
          <draw:text-box>
            <text:p text:style-name="P1"><text:span text:style-name="T1">Enter</text:span></text:p>
          </draw:text-box>
        </draw:frame>
        <draw:frame draw:style-name="gr3" draw:text-style-name="P3" draw:layer="layout" svg:width="1.592cm" svg:height="0.953cm" draw:transform="rotate (0.872664625997165) translate (15.501cm 11.387cm)">
          <draw:text-box>
            <text:p text:style-name="P1"><text:span text:style-name="T1">En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24:08.611497369</meta:creation-date>
    <dc:date>2024-04-23T21:32:33.759831962</dc:date>
    <meta:editing-duration>PT8M26S</meta:editing-duration>
    <meta:editing-cycles>2</meta:editing-cycles>
    <meta:generator>LibreOffice/7.6.6.3$Linux_X86_64 LibreOffice_project/60$Build-3</meta:generator>
    <meta:document-statistic meta:object-count="34"/>
  </office:meta>
</office:document-meta>
</file>